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9115c" officeooo:paragraph-rsid="0069115c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91a0d" officeooo:paragraph-rsid="00691a0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a8ca0" officeooo:paragraph-rsid="006a8ca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b778f" officeooo:paragraph-rsid="006b778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cc920" officeooo:paragraph-rsid="006cc92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d5c7d" officeooo:paragraph-rsid="006d5c7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dec21" officeooo:paragraph-rsid="006dec2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fa346" officeooo:paragraph-rsid="006fa34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0468a" officeooo:paragraph-rsid="0070468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07b09" officeooo:paragraph-rsid="00707b0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07b09" officeooo:paragraph-rsid="0071e4c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1e4c4" officeooo:paragraph-rsid="0071e4c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30575" officeooo:paragraph-rsid="0073057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36f48" officeooo:paragraph-rsid="00736f4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54e44" officeooo:paragraph-rsid="00754e4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15cd" officeooo:paragraph-rsid="007715c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254d" officeooo:paragraph-rsid="0077254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7484" officeooo:paragraph-rsid="0077748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7d629" officeooo:paragraph-rsid="0077d62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84df3" officeooo:paragraph-rsid="00784df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a3e3e" officeooo:paragraph-rsid="007a3e3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bd020" officeooo:paragraph-rsid="007bd02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d0f2d" officeooo:paragraph-rsid="007d0f2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061d" officeooo:paragraph-rsid="0080061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359b" officeooo:paragraph-rsid="0080359b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a102" officeooo:paragraph-rsid="0080a10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0e20b" officeooo:paragraph-rsid="0080e20b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149fa" officeooo:paragraph-rsid="008149fa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2cb84" officeooo:paragraph-rsid="0082cb84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2cb84" officeooo:paragraph-rsid="0083b2a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3b2a5" officeooo:paragraph-rsid="0083b2a5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5554d" officeooo:paragraph-rsid="0085554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63329" officeooo:paragraph-rsid="00863329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8033a" officeooo:paragraph-rsid="0088033a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91d5d" officeooo:paragraph-rsid="00891d5d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95336" officeooo:paragraph-rsid="00895336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d0f2d" officeooo:paragraph-rsid="007d0f2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d0f2d" officeooo:paragraph-rsid="007e6a9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e6a91" officeooo:paragraph-rsid="007e6a9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80061d" officeooo:paragraph-rsid="0080061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0468a" officeooo:paragraph-rsid="0070468a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95336" officeooo:paragraph-rsid="00895336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95336" officeooo:paragraph-rsid="008ae14f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ae14f" officeooo:paragraph-rsid="008ae14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ca61a" officeooo:paragraph-rsid="008ca61a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daf08" officeooo:paragraph-rsid="008daf08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eeb59" officeooo:paragraph-rsid="008eeb59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90ba3d" officeooo:paragraph-rsid="0090ba3d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895336" officeooo:paragraph-rsid="00895336" style:font-size-asian="12pt" style:font-style-asian="italic" style:font-size-complex="12pt" style:font-style-complex="italic"/>
    </style:style>
    <style:style style:name="T1" style:family="text">
      <style:text-properties officeooo:rsid="00691a0d"/>
    </style:style>
    <style:style style:name="T2" style:family="text">
      <style:text-properties officeooo:rsid="00698433"/>
    </style:style>
    <style:style style:name="T3" style:family="text">
      <style:text-properties officeooo:rsid="006cc920"/>
    </style:style>
    <style:style style:name="T4" style:family="text">
      <style:text-properties officeooo:rsid="006d5c7d"/>
    </style:style>
    <style:style style:name="T5" style:family="text">
      <style:text-properties officeooo:rsid="006dec21"/>
    </style:style>
    <style:style style:name="T6" style:family="text">
      <style:text-properties officeooo:rsid="00707b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707b09" style:font-style-asian="italic" style:font-style-complex="italic"/>
    </style:style>
    <style:style style:name="T9" style:family="text">
      <style:text-properties fo:font-style="italic" officeooo:rsid="008ae14f" style:font-style-asian="italic" style:font-style-complex="italic"/>
    </style:style>
    <style:style style:name="T10" style:family="text">
      <style:text-properties officeooo:rsid="0071e4c4"/>
    </style:style>
    <style:style style:name="T11" style:family="text">
      <style:text-properties officeooo:rsid="00736f48"/>
    </style:style>
    <style:style style:name="T12" style:family="text">
      <style:text-properties officeooo:rsid="00754e44"/>
    </style:style>
    <style:style style:name="T13" style:family="text">
      <style:text-properties officeooo:rsid="00777484"/>
    </style:style>
    <style:style style:name="T14" style:family="text">
      <style:text-properties fo:color="#252525" fo:font-weight="normal" officeooo:rsid="0010dad4"/>
    </style:style>
    <style:style style:name="T15" style:family="text">
      <style:text-properties officeooo:rsid="0077d629"/>
    </style:style>
    <style:style style:name="T16" style:family="text">
      <style:text-properties officeooo:rsid="00784df3"/>
    </style:style>
    <style:style style:name="T17" style:family="text">
      <style:text-properties officeooo:rsid="007bd020"/>
    </style:style>
    <style:style style:name="T18" style:family="text">
      <style:text-properties officeooo:rsid="007d0f2d"/>
    </style:style>
    <style:style style:name="T19" style:family="text">
      <style:text-properties officeooo:rsid="007e6a91"/>
    </style:style>
    <style:style style:name="T20" style:family="text">
      <style:text-properties officeooo:rsid="0080359b"/>
    </style:style>
    <style:style style:name="T21" style:family="text">
      <style:text-properties officeooo:rsid="0080e20b"/>
    </style:style>
    <style:style style:name="T22" style:family="text">
      <style:text-properties officeooo:rsid="008149fa"/>
    </style:style>
    <style:style style:name="T23" style:family="text">
      <style:text-properties officeooo:rsid="0082cb84"/>
    </style:style>
    <style:style style:name="T24" style:family="text">
      <style:text-properties officeooo:rsid="0083b2a5"/>
    </style:style>
    <style:style style:name="T25" style:family="text">
      <style:text-properties officeooo:rsid="00863329"/>
    </style:style>
    <style:style style:name="T26" style:family="text">
      <style:text-properties officeooo:rsid="0088033a"/>
    </style:style>
    <style:style style:name="T27" style:family="text">
      <style:text-properties officeooo:rsid="00891d5d"/>
    </style:style>
    <style:style style:name="T28" style:family="text">
      <style:text-properties officeooo:rsid="008ae14f"/>
    </style:style>
    <style:style style:name="T29" style:family="text">
      <style:text-properties officeooo:rsid="008daf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ким образом, до твоего рождения оставалось ещё три года. Срок вполне достаточный для того, чтоб скончались , как минимум, две любви, если верить выкладкам Зигмунда Фрейда.</text:p>
      <text:p text:style-name="P1">Такое вот посягательство на святость догмы. Разумеется, подобный выпад легко парировать приёмом «терц» <text:s/>— мол, не бывает правил без исключений.</text:p>
      <text:p text:style-name="P1">Смотря для кого. </text:p>
      <text:p text:style-name="P1">Если б учёный Галилей, роняя шары с пизанской башни, заметил бы, что один, с пометкой «С+И», вдруг начал парить и закладывать фигуры высшего пилотажа, то и закона всемирного тяготения не было бы.</text:p>
      <text:p text:style-name="P1">Так что причислить старину Зигги к твердолобым упрямцам-учёным не получается. Ему нужно поменять лигу. Послать в ряды таких прославленный корифеев, как Шарль Перро, Ганс Христиан Андерсен <text:span text:style-name="T1">и так далее, вплоть до безымянных творцов Тысячи и одной ночи.</text:span></text:p>
      <text:p text:style-name="P2">Он там придётся ко двору со своим мальчиком-с-пальчиком «эго», злым великаном «супер-эго», королевским замком «сознание» и непроходимыми дебрями тропических болот и джунглей «подсознание», по канве из которых выплетает он кружевные узоры своей теории.</text:p>
      <text:p text:style-name="P2">Возможно ли такое? Ведь сколько уже поколений были зачаты и, в свою очередь, зачали с благословения его психоанализа! Природа не терпит пустоты, человек должен чем-то заполнять своё серое вещество, оно же мозг, он же высшая, блядь, материя, по меткому выражению комбата-маразматика одиннадцатого ВСО.</text:p>
      <text:p text:style-name="P2">Неоспоримая истина; именно нетерпимость к пустоте и произвела все эти библии-кораны-веды-илиады и веру в домовых.</text:p>
      <text:p text:style-name="P2">И, послушные наивной мудрости природы, <text:span text:style-name="T2">кончаем разливаться мыслию по древу и приступаем к заполнению трёх лет, пока ты соизволишь появиться на свет.</text:span></text:p>
      <text:p text:style-name="P2"/>
      <text:p text:style-name="P3">В комнате девушек мы уже со всем определились, то есть всем уже стало ясно к кому я прихожу.</text:p>
      <text:p text:style-name="P3">Оля охладела к своей идее научиться играть на гитаре, но я её так и не унёс. На всякий. Чтобы у меня оставался повод прийти, типа, забыл тут у вас.</text:p>
      <text:p text:style-name="P3">Страховка не помешает, когда твоей девушке сообщают: «так он же женатый!»</text:p>
      <text:p text:style-name="P3">Я не отрицал, что имею такой факт в биографии, но он уже позади. И она поверила даже не проверив паспорт!</text:p>
      <text:p text:style-name="P3">В тот вечер в комнату зашла ещё и молоденькая преподавательница с филфака, наверное, проверить — что тут вообще творится.</text:p>
      <text:p text:style-name="P3">Кроме меня тут объявился ещё один влюблённый — чех Ян.</text:p>
      <text:p text:style-name="P3">Натуральный чех, среднего возраста, приехал в рамках социалистической интеграции, чтоб показать Большевику, который не только село, но ещё и хмелесовхоз, как правильно сушить собранный студентами хмель для получения правильно пива.</text:p>
      <text:p text:style-name="P3">Чехи и пиво — близнецы-братья.</text:p>
      <text:p text:style-name="P3">Жена Яна осталась с детьми в Чехии, он по ней скучал и, от тоски, влюбился в Олю. Начал вечерами приходить, о чём-то ей говорить, но о чём — непонятно, потому что по-чешски, а <text:span text:style-name="T10">если б не языковый барьер</text:span> я <text:span text:style-name="T10">бы </text:span>его про 68-й год расспросил.</text:p>
      <text:p text:style-name="P3">Один раз вечеринку устроили, так он вообще в галстуке пришёл, такой цивилизованный. Шампанское принёс и консервы, но не из магазина, потому что покруче, чем печень трески. </text:p>
      <text:p text:style-name="P4">А магазинную водку пить отказался. На стакан показывает, морщится и по сердцу себя прихлопывает — мол, у меня несовместимость с этим пойлом.</text:p>
      <text:p text:style-name="P4">Но когда пришла преподавательница с контрольным визитом, Яна в комнате не было.</text:p>
      <text:p text:style-name="P4">Она смотрит: мы с Ирой хоть и на одной койке сидим, но чинно — каждый у противоположной спинки. Всё пристойненько. Садитесь, чайку попьём.</text:p>
      <text:p text:style-name="P4">А тут в коридоре — трах-тарарах! Ах, ты! Ух, ты! Да, всех вашу!</text:p>
      <text:p text:style-name="P4">И дверь комнаты — шарах! <text:s/>— настежь.</text:p>
      <text:p text:style-name="P4">А за ней пять-шесть хлопцев в две шеренги в тёмном коридоре.</text:p>
      <text:p text:style-name="P4"><text:soft-page-break/>Преподавалка от стола обернулась:</text:p>
      <text:p text:style-name="P4">- Что происходит?!</text:p>
      <text:p text:style-name="P4">- А ты хто така?!</text:p>
      <text:p text:style-name="P4">Она решила их авторитетом подавить, кричит:</text:p>
      <text:p text:style-name="P4">- Девочки! Скажите им кто я!</text:p>
      <text:p text:style-name="P4">М все четыре девочки, в один голос, словно с детсада этот стих учили:</text:p>
      <text:p text:style-name="P4">- Это препо-давательница!</text:p>
      <text:p text:style-name="P4">А в ответ:</text:p>
      <text:p text:style-name="P4">- Так пошла она на …!</text:p>
      <text:p text:style-name="P4">Да. Плохо мы ещё воспитываем нашу молодёжь. И не только сельскую.</text:p>
      <text:p text:style-name="P4">Во время этого монтажа-диалога я, конечно, сообразил, что они по мою душу пришли.</text:p>
      <text:p text:style-name="P4">За вечер до этого в общую спальню в клубе прибегала девушка из соседнего общежития сказать, <text:s/>что там местные ребята буянят. Я, конечно, побежал, а там на первом этаже неразбериха — какая-то девушка плачет, трое местных стоят, напротив них три второкурсника и пререкаются на тему «а ты кто такой»? Короче, патовая <text:span text:style-name="T3">позиция</text:span>.</text:p>
      <text:p text:style-name="P5">Для решения этюда, я того, что покрупнее выбрал и девушку спрашиваю:</text:p>
      <text:p text:style-name="P5">- Этот обидел?</text:p>
      <text:p text:style-name="P5">- Да!</text:p>
      <text:p text:style-name="P5">Нна! Засветил я ему. Местные слиняли. Конфликт решён.</text:p>
      <text:p text:style-name="P5">Потом он с двумя друзьями меня возле клуба дождался, говорит:</text:p>
      <text:p text:style-name="P5">- Это не я был.</text:p>
      <text:p text:style-name="P5">- Извини,- говорю, - у меня выбора не было.</text:p>
      <text:p text:style-name="P5">Как я ему объясню, что меня начштаба вышколил — по факту нарушения должен быть факт наказания? Только тот, что характерно, у меня прощения не просил.</text:p>
      <text:p text:style-name="P5">Но, как видно, моё извинение не приняли и хлопцы пришли показать большевистскую вендетту.</text:p>
      <text:p text:style-name="P5">Я из-под койки пустую бутылку от шампанского выудил, что после Яна осталась, и встал перед дверью.</text:p>
      <text:p text:style-name="P5">Они хоть лают, но шаг сделать стесняются — бутылка увесистая.</text:p>
      <text:p text:style-name="P5">Откуда им знать, что у меня по боевым искусствам — фиг с двумя минусами?</text:p>
      <text:p text:style-name="P5">Тут в коридоре раздались шаги и позади них Стёпа завиднелся. Он вмиг прощёлкал что к чему и ударил с тыла. Я тоже выскочил в коридор с боевым кличем:</text:p>
      <text:p text:style-name="P5">- Иди сюда, блядь!</text:p>
      <text:p text:style-name="P5">Сработало не хуже, чем на Шурика — хлопцы дрогнули и побежали.</text:p>
      <text:p text:style-name="P5">Мы со Стёпой добавляли им стимуляции, но бутылки у меня уже не было, не помню где делась.</text:p>
      <text:p text:style-name="P5">Помню только как они дружно сбежали вниз по лестнице, а Стёпа следом.</text:p>
      <text:p text:style-name="P5">Я остался один на один с замешкавшимся наверху, но дух его был сломлен и он податливо свалился на перила верхней площадки и обвис, как мокрый коврик.</text:p>
      <text:p text:style-name="P5">Он уже не сопротивлялся, просто висел на перилах и смотрел вниз на деревянные ступеньки, куда ему предстояло лететь.</text:p>
      <text:p text:style-name="P5">И я обхватил его — noblesse oblige! — но тут до меня донёсся крик; <text:span text:style-name="T4">совсем далёкий, едва слышный, похожий на тот, что окликал меня на заснеженной дороге возле девятиэтажки в Ставрополе.</text:span></text:p>
      <text:p text:style-name="P6">Я посмотрел вниз, потом на обвисшего хлопца. Зачем?</text:p>
      <text:p text:style-name="P6">И я ушёл по коридору в комнату.</text:p>
      <text:p text:style-name="P6">Не спорю, всё это более, чем странно, но иногда бывает. Кому-то слышатся голоса, а я слышалл крики.</text:p>
      <text:p text:style-name="P6"/>
      <text:p text:style-name="P6">И снова она не пришла на обед. Я пошёл в их комнату. Она сидела <text:s/>одна и не хотела разговаривать. Я присел рядом на койку, взял её руку.</text:p>
      <text:p text:style-name="P6"><text:soft-page-break/>Мне нравилась эта рука и пальцы — длинные, <text:s/>а чем ближе к концу, тем уже.</text:p>
      <text:p text:style-name="P6">Не нравились только белые узкие шрамики на запястьи — типа, в переходном, видно, возрасте пробовала себя в самоубийстве, но я про них никогда не спрашивал.</text:p>
      <text:p text:style-name="P6">Вот и теперь спросил только что случилось.</text:p>
      <text:p text:style-name="P6">Она со всхлипами рассказала, что утром на плантации старший преподаватель её стыдил и позорил. Говорил недостойно для дочери преподавательницы знаться с таким отъявленным и женатым, как я; что он обязательно позвонит и всё расскажет её матери, как только вернёмся в Нежин.</text:p>
      <text:p text:style-name="P6">А что рассказывать? Какая преподавательница?</text:p>
      <text:p text:style-name="P6">- По немецкому-уууу...- и она расплакалась.</text:p>
      <text:p text:style-name="P6">- Да плюнь ты на них на всех, пошли со мной!</text:p>
      <text:p text:style-name="P6">- Куда?</text:p>
      <text:p text:style-name="P6">Как будто я знал куда, но она согласилась и мы пошли.</text:p>
      <text:p text:style-name="P6">Сначала это было поле кукурузы, но не то, по которому мы шли с автобусов. Стебли низкорослые и редкие.</text:p>
      <text:p text:style-name="P6">Среди поля пониже мы вышли к уединённой длинной скирде. День был тёплый и ясный.</text:p>
      <text:p text:style-name="P6">Мы валялись на соломе, что выбилась из скирды с одного краю, разговаривали, целовались.</text:p>
      <text:p text:style-name="P6">Мне хотелось открыть ей всё душу; даже про то, что я нашаван.</text:p>
      <text:p text:style-name="P6">И я ужасно хотел её, только солнце мешало. Но с приближением вечера уединённость исчезала; рядом со скирдой пролегла грунтовка, по которой проезжали грузовики, мотоциклы и пялились на её красный свитер.</text:p>
      <text:p text:style-name="P6">Вернулись мы в темноте и на подходе нас встретила Аня, сказать, что в комнату нельзя — там засада. И старший преподаватель орал, что <text:span text:style-name="T5">мы не вышли на работу и нас видели и </text:span>этим займётся деканат и ректор.</text:p>
      <text:p text:style-name="P7">Потом вокруг нас собрались также Оля, Вера, Ян и стали держать совет что делать.</text:p>
      <text:p text:style-name="P7">Ян крутил головой и говорил уже не по-чешски, что «так не ест харашо».</text:p>
      <text:p text:style-name="P7">Оля прикрикнула на него, что молчал бы уж лучше да пошёл в столовую принёс нам что-нибудь поесть; ему открою.</text:p>
      <text:p text:style-name="P7">Олю он понимал без перевода и скоро вернулся с газетным свёртком для гонимых «миловици».</text:p>
      <text:p text:style-name="P7">Я и не знал, что я такой голодный.</text:p>
      <text:p text:style-name="P7">Вскоре составился план кампании студентов против препов.</text:p>
      <text:p text:style-name="P7">Ира и я пойдём в Борзну, откуда Вера родом, и переночуем у её родителей. Утром она поедет в Нежин, как будто приболела, а я приеду в Большевик, как будто из Конотопа и ни о чём ни сном, ни духом.</text:p>
      <text:p text:style-name="P7">Чех Ян вывел нас на дорогу за селом, благословил и дальше «миловат, миловици миловат» <text:s/>— сентиментальный таборит, и мы ушли в ночь.</text:p>
      <text:p text:style-name="P7">Ночь выдалась тёмная и ветреная, а дорога вся в колдобинах и длиннее десяти километров, про которые говорила Вера.</text:p>
      <text:p text:style-name="P7">Ира очень устала, под конец я даже протащил её верхом на себе, как гоголевский Хома Брут ведьму, от одного придорожного столба до другого.</text:p>
      <text:p text:style-name="P7">Ира уже бывала в доме Веры и нашла его даже среди ночи. Родители Веры постелили нам на полу в гостиной и обещали разбудить Иру к семичасовому автобусу на Нежин.</text:p>
      <text:p text:style-name="P7">На мои объятия Ира сказала, что слишком устала и ей рано вставать.</text:p>
      <text:p text:style-name="P7">Она скоро уснула, а я ещё долго лежал и тихо радовался, что мы сделали этого старшего придурка преподавателя. Нет туза? На-ко, вот — протри глаза!</text:p>
      <text:p text:style-name="P7"/>
      <text:p text:style-name="P7">Утром её уже не было и брат Веры отвёз меня в Большевик на своей «Яве».</text:p>
      <text:p text:style-name="P8">Студенты и преподаватели как раз вышли из столовой и он не спеша и триумфально провёз меня вдоль толпы, треща мотором. Кое у кого и челюсть отвисла.</text:p>
      <text:p text:style-name="P8"><text:soft-page-break/>Только брат Веры выразил разочарование, когда я ответил, что у меня с Ирой ничего не было на полу их гостиной.</text:p>
      <text:p text:style-name="P8"/>
      <text:p text:style-name="P8">Она долго не приезжала из Нежина и я опять пошёл на поводу своего «имиджа».</text:p>
      <text:p text:style-name="P8">Трое мужиков из Борзны приехали проложить водопровод. Траншея по колено, для полдюймовой трубы.</text:p>
      <text:p text:style-name="P8">Я мимо проходил, чуть-чуть помог от нечего делать. Они расчувствовались и достали водку, но без закуски.</text:p>
      <text:p text:style-name="P8">Расстелили старую кухонную клеёнку под вишней, ноги в траншею опустили — так сидеть удобнее и — распили.</text:p>
      <text:p text:style-name="P8">А тут старший преподаватель нагрянул. Факт налицо — опять я не работаю, а беспробудно пьянствую. Погоди, вернёмся в Нежин.</text:p>
      <text:p text:style-name="P8">Пока младший из мужиков ходил ещё за водярой, я заглянул на плантацию. Мои однокурсницы стали выступать, что я своих не замечаю, а только с девушками с филфака знаюсь. Я им ответил, что с детства я славянофил и аглицкие говядины меня не возбуждают и вообще филфак for ever!</text:p>
      <text:p text:style-name="P8">Потом меня позвали от траншеи, мы допили и ту бутылку, опять почти без закуски и я вырубился на той же клеёнке-скатерти. Типа, кушать подано...</text:p>
      <text:p text:style-name="P8">Впоследствии старший преподаватель в своей обвинительной речи делал упор на то обстоятельство, что возвращающимся с плантации студентам пришлось проходить мимо меня в таком сервированном виде.</text:p>
      <text:p text:style-name="P8">Хотя расстояние от дороги до траншеи составляло метра четыре, мне всё равно стыдно было об этом слушать. Но это потом.</text:p>
      <text:p text:style-name="P8"/>
      <text:p text:style-name="P9">Через три дня Вера ходила в Борзну и я пошёл тоже — позвонить Ире в Нежин.</text:p>
      <text:p text:style-name="P9">- Привет.</text:p>
      <text:p text:style-name="P9">- Привет.</text:p>
      <text:p text:style-name="P9">- Как ты?</text:p>
      <text:p text:style-name="P9">- Ничего.</text:p>
      <text:p text:style-name="P9">- Ты... это... приезжай... я тебе песню написал.</text:p>
      <text:p text:style-name="P9">А что ещё взять с меня такого?</text:p>
      <text:p text:style-name="P9">Вообще-то я не песню написал, а переделку — подстановочные слова для <text:span text:style-name="T6">популярной тогда </text:span>песни <text:span text:style-name="T6">It's raining, It's pouring...</text:span></text:p>
      <text:p text:style-name="P41"><text:tab/><text:tab/><text:tab/><text:span text:style-name="T6">Снова шепчет дождь под окном моим,</text:span></text:p>
      <text:p text:style-name="P41"><text:s/><text:tab/><text:tab/><text:tab/><text:span text:style-name="T6">Мне напомнить солнечные дни,</text:span></text:p>
      <text:p text:style-name="P41"><text:tab/><text:tab/><text:tab/><text:span text:style-name="T6">Капли шелестом своим</text:span></text:p>
      <text:p text:style-name="P41"><text:tab/><text:tab/><text:tab/><text:span text:style-name="T6">Мне твердят, что счастье дым,</text:span></text:p>
      <text:p text:style-name="P41"><text:tab/><text:tab/><text:tab/><text:span text:style-name="T6">Так трудно не поверить им,</text:span></text:p>
      <text:p text:style-name="P41"><text:tab/><text:tab/><text:tab/><text:span text:style-name="T6">Когда один, один.</text:span></text:p>
      <text:p text:style-name="P41"/>
      <text:p text:style-name="P41"><text:tab/><text:tab/><text:tab/><text:span text:style-name="T6">Ну, скажи о чём ты плачешь, дождь?</text:span></text:p>
      <text:p text:style-name="P41"><text:tab/><text:tab/><text:tab/><text:span text:style-name="T6">Что ты хочешь от меня и ждёшь?</text:span></text:p>
      <text:p text:style-name="P41"><text:tab/><text:tab/><text:tab/><text:span text:style-name="T6">Ты мне не поможешь</text:span></text:p>
      <text:p text:style-name="P41"><text:tab/><text:tab/><text:tab/><text:span text:style-name="T6">И понять не сможешь,</text:span></text:p>
      <text:p text:style-name="P41"><text:tab/><text:tab/><text:tab/><text:span text:style-name="T6">Что давно прошло всё,</text:span></text:p>
      <text:p text:style-name="P41"><text:tab/><text:tab/><text:tab/><text:span text:style-name="T6">Ветер листья носит,</text:span></text:p>
      <text:p text:style-name="P9"><text:span text:style-name="T7"><text:tab/><text:tab/><text:tab/></text:span><text:span text:style-name="T8">Ты мне дней минувших не вернёшь..</text:span><text:span text:style-name="T6">.</text:span></text:p>
      <text:p text:style-name="P10">Замполит бы не одобрил, что опять про дождь, но в оригинале тоже так и гармония классная.</text:p>
      <text:p text:style-name="P10"/>
      <text:p text:style-name="P10">С Верой мы ходили не по дороге, а известным ей коротким путём — через поле. Там есть одно <text:soft-page-break/>место, укромное углубление, словно от бывшей землянки; всё травой заросло. Мы там легли отдохнуть.</text:p>
      <text:p text:style-name="P10">Вера девушка красивая — черноволосая смуглянка с правильными чертами лица, а по характеру бой-девка.</text:p>
      <text:p text:style-name="P10">Когда Вере надоело, что я всё только про Иру говорю, мы пошли дальше. На выходе из землянки я заметил в траве фантики от конфет. Похоже, это был местный дом свиданий, где я так не оправдал свой «имидж».</text:p>
      <text:p text:style-name="P11">Уже много позже Ира мне рассказывала, что <text:span text:style-name="T10">в один из </text:span>длинны<text:span text:style-name="T10">х</text:span> вечер<text:span text:style-name="T10">ов</text:span> в Большевике, <text:span text:style-name="T10">ещё до моего появления </text:span><text:s/>в их комнате, <text:span text:style-name="T10">они один раз устроили шаманские танцы при закрытых дверях.</text:span></text:p>
      <text:p text:style-name="P12">Вера прицепила на свои спортивные штаны кусок колбасы и две луковицы. </text:p>
      <text:p text:style-name="P12">Так и прыгала: Уу! Уу!</text:p>
      <text:p text:style-name="P12">Эти смуглые славянки кому хочешь фору дадут; в чём и кроется разгадка музыки Игоря Стравинского.</text:p>
      <text:p text:style-name="P12"/>
      <text:p text:style-name="P12">Ира приехала и я переночевал в их комнате. </text:p>
      <text:p text:style-name="P12">Это само собой получилось. Свет давно был потушен. Мы одетыми лежали на её койке и всё теснее и теснее, а потом теснее уже стало некуда. Только я не хотел скрипеть, как Марик с Катранихой и всё как-то...</text:p>
      <text:p text:style-name="P12">Аня не спала и потом Ире рассказывала, что взяла и сама себя поцеловала в предплечье.</text:p>
      <text:p text:style-name="P12">...но мне всё равно понравилось.</text:p>
      <text:p text:style-name="P12">Уже днём Ира мне сказала:</text:p>
      <text:p text:style-name="P12">- Знаешь, похоже я преодолела психологический барьер.</text:p>
      <text:p text:style-name="P7">- <text:span text:style-name="T10">Так и физический, похоже, тоже.</text:span></text:p>
      <text:p text:style-name="P7"/>
      <text:p text:style-name="P12">После того как Оля отказалась выйти за него замуж, бедняга Ян совсем обрусел. </text:p>
      <text:p text:style-name="P12">Неразделённая любовь моментально содрала с него лак цивилизации.</text:p>
      <text:p text:style-name="P12">Язык он так и не выучил, но бриться бросил, ходил в щетине и чёрной телогрейке, из-под которой доставал бутылку водки и глотал с горлá, как валидол.</text:p>
      <text:p text:style-name="P12">Гомеопатия по большевистски.</text:p>
      <text:p text:style-name="P13">В последний вечер перед отъездом Вера очень заботливо постелила нам с Ирой в соседней комнате, которая уже освободилась.</text:p>
      <text:p text:style-name="P13">Я не стал выключать свет и Ира потом рассказывала, что испугалась, когда увидела с чем я на неё лезу.</text:p>
      <text:p text:style-name="P13">До прихода автобусов она со мной почти не разговаривала: да, нет, ничего.</text:p>
      <text:p text:style-name="P13">Я так и не выпытал, что Оля её убедила — всё это колхозный роман и в Нежине я о ней и не вспомню.</text:p>
      <text:p text:style-name="P13">Когда автобусы пришли, я не сел со всеми вместе, а взял гитару и пошёл к дальней лесополосе на горизонте, где проходит московская трасса, чтобы ловить попутку до Батурина, а оттуда до Конотопа.</text:p>
      <text:p text:style-name="P13"/>
      <text:p text:style-name="P13">- <text:span text:style-name="T11">Говорят, ты с дочкой преподавателя романы крутишь?</text:span></text:p>
      <text:p text:style-name="P14">- Говорят, ты замуж вышла?</text:p>
      <text:p text:style-name="P14">Да, вышла, а теперь вот приехала в Нежин по каким-то бумажным делам и зашла в 72 комнату на третьем этаже общаги, перед отъездом в Монголию, куда распределили мужа.</text:p>
      <text:p text:style-name="P14">Он, кстати, понял, что она не девочка. После первой брачной ночи спросил, мол, ну, обычно женщины, как бы сравнивают.</text:p>
      <text:p text:style-name="P14">- Да, сравнивают,- ответила она и больше не добавила ни слова.</text:p>
      <text:p text:style-name="P14">Вот так прихлопнула нáхрен мужа. Наступила и размазала. Нет, чтобы словом ласковым утешить, обнадёжить. С тебя убудет?</text:p>
      <text:p text:style-name="P14"><text:soft-page-break/>Всё-таки безжалостные твари эти бабы. А потом ещё спрашиваем — <text:s/>откуда Тугрики берутся?</text:p>
      <text:p text:style-name="P14">Однако, иногда лучше заниматься любовью, чем говорить.</text:p>
      <text:p text:style-name="P14">И мы легли на бывшую Федину, а теперь мою койку, потому что она у окна.</text:p>
      <text:p text:style-name="P14">Первый и единственный раз в своей жизни я был с замужней женщиной. Да и то — по знакомству.</text:p>
      <text:p text:style-name="P14">Когда мы оделись и обнялись на прощанье, она дважды воскликнула:</text:p>
      <text:p text:style-name="P14">- Я — блядь!</text:p>
      <text:p text:style-name="P14">Да так радостно. Типа, Архимед в своей знаменитой пробежке после бани.</text:p>
      <text:p text:style-name="P14">«Эврика! Я нашла себя! Буду знать чем мне в Монголии заняться!»</text:p>
      <text:p text:style-name="P14">Прощай, Надька. Всё равно ты — самая безоблачная моя любовь.</text:p>
      <text:p text:style-name="P14"/>
      <text:p text:style-name="P14">Старший преп-надзиратель сдержал свою угрозу в отношении меня.</text:p>
      <text:p text:style-name="P14">Опять в лекционной аудитории общее факультетское собрание, чтобы поставить перед ректоратом вопрос о моём отчислении.</text:p>
      <text:p text:style-name="P14">Накануне, по совету Вирича, я созвал собрание своего курса — ну, тех, кто живёт в общаге — <text:span text:style-name="T12">в своей комнате, чтобы сплотить ряды.</text:span></text:p>
      <text:p text:style-name="P15">Вирич — четверокурсник, он тоже <text:s/>после армии.</text:p>
      <text:p text:style-name="P15">Набились — битком. Друг на дружке сидели, и не подумал бы что 72-я может стольких вместить. Кроме Игоря и Володи — сплошные девушки.</text:p>
      <text:p text:style-name="P15">Мне пришлось на подоконнике ютиться.</text:p>
      <text:p text:style-name="P15">Так ещё как сплотились! Пришли ведь объединённые одной целью — полюбоваться на меня раздавленного, из «имиджа» выдернутого, на подоконнике распятого.</text:p>
      <text:p text:style-name="P15">Аж слюна из глаз капает, как у тех, что на площадях собирались публичные казни смотреть.</text:p>
      <text:p text:style-name="P15">Заодно и суд Линча устроили за то, что в Большевике от наших девушек нос воротил. Аукнулся мне тот лозунг «филфак for ever!»</text:p>
      <text:p text:style-name="P15">Одна из девушек рассказала даже, будто я ей с глазу на глаз такое сказал, что она, умирать будет, а этого не забудет и мне не простит. <text:span text:style-name="T15">Она даже ещё и взрыднула излагая свою печальную повесть, и все кинулись выспрашивать — что за слова такие? <text:s/>— <text:s/>но она лишь повторила клятву унести их с собой в могилу.</text:span></text:p>
      <text:p text:style-name="P16">Даже меня заинтриговала, тем более что до этого момента я и не знал, что она у нас на курсе учится; клянусь — первый раз вижу!</text:p>
      <text:p text:style-name="P16">Надоел мне этот самосуд.</text:p>
      <text:p text:style-name="P16">- Ладно,- говорю.- Спасибо за поддержку, но мне на завтра ещё домашние задания готовить надо.</text:p>
      <text:p text:style-name="P16">Ирина из Бахмача аж заржала.</text:p>
      <text:p text:style-name="P17">На собрании после старшего преп-надзирателя выступили парочка сплочённых первокурсниц, подтвердили, что да, на работу ходил когда вздумается, а на клеёнке спал.</text:p>
      <text:p text:style-name="P17">Потом Вирич сделал попытку переломить монотонное настроение.</text:p>
      <text:p text:style-name="P17">Вышел перед собравшимися, на кафедру приопёрся и начал вещать какой я надёжный товарищ и друг и что на днях спас первокурсниц, которые подверглись хулиганским приставаниям в Графском парке. Я бесстрашно бросился на посягнувших, хотя у одного в руках было горлышко от разбитой бутылки.</text:p>
      <text:p text:style-name="P17">Вирич продемонстрировал аудитории как надо правильно держать горлышко в руке и пояснил, что такое оружие опаснее, чем нож. Информацию восприняли похолодев от внимания.</text:p>
      <text:p text:style-name="P17">В общих чертах, он не слишком отклонился. В тот вечер из вестибюля Славик с Двойкой прибежали, говорят, там первокурсницы в истерике — их подружку в парке держат, не пускают.</text:p>
      <text:p text:style-name="P17">Мы втроём и побежали, местных шуганули, <text:span text:style-name="T13">а полонённая первокурсница на нас халяву развернула, что мы ей личную жизнь ломаем. Видно кто-то из кандидатов в насильники приглянулся красной девице. Чтоб я когда-нибудь ещё хоть раз писанýся за этих кошёлок в </text:span><text:soft-page-break/><text:span text:style-name="T13">активном поиске!</text:span></text:p>
      <text:p text:style-name="P18">Но деталь с горлышком это уже плод творческой фантазии Вирича, я такого не видел.</text:p>
      <text:p text:style-name="P18">Под конец мне слово дали.</text:p>
      <text:p text:style-name="P18">- Каждый человек — кузнец своего счастья, своей судьбы. И я тоже отковал себе — вот она, тёпленькая, с пылу, с жару, и теперь только от вас зависит, как она обернётся...</text:p>
      <text:p text:style-name="P18">Дальше стереотипно повинился, а л<text:span text:style-name="T14">я́</text:span> Марк Новоселицкий на собрании «о партийных играх» и <text:s/>с минимальным отрывом — кто за? против? воздержался? — <text:s/>я получил строгий выговор с последним предупреждением.</text:p>
      <text:p text:style-name="P18">Хотя это было ясно ещё до того как началось — отчислили б меня тогда, откуда б ты взялась?</text:p>
      <text:p text:style-name="P19">Некоторые осколки просто обязаны пролетать мимо.</text:p>
      <text:p text:style-name="P19"/>
      <text:p text:style-name="P19">Нет добра без худа — не успел порадоваться, что отчисление просвистало мимо, как снова пришлось впрягаться в постылую лямку. Кагебист помаячил газеткой — пора явиться для отчёта и инструкций.</text:p>
      <text:p text:style-name="P19">На встрече выяснилось, что я в этой конторе по рукам пошёл.</text:p>
      <text:p text:style-name="P19">Капитана, за проявленные героизм и бдительность в деле «о партийных играх», поощрили переводом из провинциальной глуши в столичный Киев. Он не скрывал радости по этому поводу, передавая меня, как инвентарь, своему преемнику.</text:p>
      <text:p text:style-name="P19">Преемник оказался чернявый, молодой, только что окончивший институт в Чернигове, на историческом факультете которого готовили партийные кадры.</text:p>
      <text:p text:style-name="P19">После того факультета не нужно ехать по распределению в село, а получаешь должность, как минимум в райкоме партии и — расти хоть до члена Политбюро ЦК КПСС, если способности позволяют и данные есть.</text:p>
      <text:p text:style-name="P19">Но не всякому под силу закончить этот факультет.</text:p>
      <text:p text:style-name="P19">Двое студентов нашего филфака перевелись туда учиться, так через месяц <text:span text:style-name="T16">плюнули на все карьерные перспективы и вернулись обратно.</text:span></text:p>
      <text:p text:style-name="P20">Там дисциплина — <text:s/>как в кадетской школе, если при входе лектора в аудиторию не встанешь в постойку «смирно», <text:s/>то староста группы, такой же студент, как ты, на тебя вызверится не хуже, чем «фазан» на салагу.</text:p>
      <text:p text:style-name="P20">А в общежитии все вообще по струнке ходят и друг за другом подсматривают, чтобы настучать. Ведь райком райкому рознь — может оказаться в занюханном райцентре, а может и в столичном городе. Классический пример борьбы за выживание — чем больше выживешь других, тем труднее тебя выжить.</text:p>
      <text:p text:style-name="P20"/>
      <text:p text:style-name="P20">Этот молодой чернявый поромантичней оказался повышенного капитана, а может просто облениться не успел, и назначал мне встречи в различных городских учреждениях.</text:p>
      <text:p text:style-name="P20">То в ЗАГСе, когда уже закрыт после рабочего дня, то в бюро по туризму. Один разна кухне пустой квартиры на четвёртом этаже пятиэтажки недалеко от главной площади.</text:p>
      <text:p text:style-name="P20">В тот раз он своего нового начальника привёл. Когда-то на таких говорили «интересный мужчина», седые волосы в стрижке бобриком над загорелым моложавым лицом. Сразу чувствуется Европа.</text:p>
      <text:p text:style-name="P20">Его за что-то из филиала в Венгрии турнули в это захолустье, вот он и заинтересовался сексотом, через которого предыдущий капитан поднялся в Киев.</text:p>
      <text:p text:style-name="P20">Однако, послужить и этому трамплином я уже не мог. Будя. Нахлебался.</text:p>
      <text:p text:style-name="P21">Чернявый чуть не плакал от моего неизменного доклада, что нынешняя студенческая молодёжь это <text:s/>аморфная масса думающая лишь о том, сколько сала осталось в «торбе».</text:p>
      <text:p text:style-name="P21">Миновали игривые времена.</text:p>
      <text:p text:style-name="P21">А ему, неуёмному, <text:s/>до того хотелось, что он даже и ко мне сексота подсылал, в 72-ю комнату, а вдруг я перевербовался и стал двойным агентом и под койкой у меня подпольная типография?</text:p>
      <text:p text:style-name="P21"><text:soft-page-break/>Конечно, тот сексот мне не представился, что он секретный сотрудник под псевдонимом «Вовчик», но я его всё равно вычислил.</text:p>
      <text:p text:style-name="P21">Нормальный студент с физмата обратится ко мне с просьбой, чтоб я его подтянул по английскому? При моём-то «имидже».</text:p>
      <text:p text:style-name="P21">Он оправдывался тем, что мы живём в одном общежитии. Хорошо, если смогу — помогу.</text:p>
      <text:p text:style-name="P21">Вот он приходит, я гостеприимно ему предоставляю койку первокурсника и называю номер упражнения из его же учебника, и он начинает выполнять его в свою тетрадку.</text:p>
      <text:p text:style-name="P21">Теперь я могу вернуться за стол, где уже начата «пуля» в преферанс. И что он может украдкой записать в тетрадку: «семь червей», «вист», «пас», «мизер»?</text:p>
      <text:p text:style-name="P21">В ту эпоху на пачках сигарет и папирос ещё не писали «Минздрав предупреждает — курение опасно для здоровья» и в 72-й комнате дым плавал слоями с свивался в медленные клубы.</text:p>
      <text:p text:style-name="P21">Некурящему физматовцу хватило всего двух занятий, чтоб убедиться — да, студенческая масса абсолютно аморфна: по две копейки за вист.</text:p>
      <text:p text:style-name="P21"/>
      <text:p text:style-name="P21">Но один раз чернявый продиктовал мне донос на Жомнира. <text:span text:style-name="T17">Ничего неблагонадёжного, просто что в такой-то день, в такой-то час Жомнир выходил из лингафонной лаборатории.</text:span></text:p>
      <text:p text:style-name="P22">Ну, лингафонка это не явочная квартира и, кроме лаборантки, там полно первокурсников за стеклянными дверями кабинок — в наушниках сидят и попугаят тексты Meet the Parkers. Совершенно неподходящее место для раздувания украинского национализма.</text:p>
      <text:p text:style-name="P22">По-моему, донос ему понадобился когда узнал, что я бываю на дому у Жомнира для обсуждения моих переводов в Translator, с которыми я так и не завязал. Такая бумажка завсегда пригодиться может:</text:p>
      <text:p text:style-name="P22">- Почерк вам знаком, Александр Васильевич?</text:p>
      <text:p text:style-name="P22"/>
      <text:p text:style-name="P22">Последним моим заданием стало знакомство с американцами.</text:p>
      <text:p text:style-name="P22">В Киеве проходила сельскохозяйственная выставка США и я получил инструкцию посетить её и попытаться завязать знакомство хоть с кем-нибудь из персонала.</text:p>
      <text:p text:style-name="P22">Я прихватил с собой Славика и мы погнали в Киев на территорию республиканской ВДНХа, где в большущем ангаре проходила эта десятидневная выставка.</text:p>
      <text:p text:style-name="P22">Живые американцы тогда в диковинку были. На выставке толкучка жуткая — поплотнее, чем даже в Мавзолей Ленина на Красной площади в Москве.</text:p>
      <text:p text:style-name="P22">Как войдёшь, висит громадный портрет президента США Джимми Картера с наилучшими пожеланиями советскому народу; и дальше толпа движется змейкой вдоль турникетов с отсеками по сторонам — трактора там, сеялки-веялки всякие, картинки фермерских хозяйств.</text:p>
      <text:p text:style-name="P22">В одном закутке надувная свинья стояла, симпатичная такая — <text:span text:style-name="T18">крупными цветами изрисована в стиле мультика «Жёлтая субмарина» Beatles.</text:span></text:p>
      <text:p text:style-name="P23">А рядом с цветастой свиньёй — девушка. Так себе, если не знать, что американка, во второй раз и не глянешь. Стоит и твердит, как заводная:</text:p>
      <text:p text:style-name="P23">- This is a piglet! This is a piglet!</text:p>
      <text:p text:style-name="P23">Глаза словно стеклом затянуты, наверно, обалдела часами перед <text:s text:c="2"/>толпой стоять, что с гулом мимо валит, как Ниагарский водопад. </text:p>
      <text:p text:style-name="P37">- This is a piglet! This is a piglet!</text:p>
      <text:p text:style-name="P37">А кто её поймёт в этом людском потоке? Мне жалко стало, притормозил, говорю:</text:p>
      <text:p text:style-name="P37">- Call it «porosyonok».</text:p>
      <text:p text:style-name="P37">- This is a piglet! This is a piglet!</text:p>
      <text:p text:style-name="P37">На тот момент две великие нации ещё не созрели для диалога.</text:p>
      <text:p text:style-name="P37">Вышли мы со Славиком из ангара и раскумарились на промозглом весеннем ветру республиканской ВДНХа.</text:p>
      <text:p text:style-name="P37">А чернявому я доложил, что американцы зашуганные какие-то. Он понял, что из «зашуганных», <text:soft-page-break/>как и из «аморфных» дело не сошьёшь и — опечалился.</text:p>
      <text:p text:style-name="P37">Задание это оказалось последним потому, что после него я сам себе яму выкопал.</text:p>
      <text:p text:style-name="P37">Чернявый уже внаглую требовал написать хоть что-нибудь новое. И тут мне подвернулось — и ему в радость, и людям без вреда.</text:p>
      <text:p text:style-name="P37">В читальном зале института, в Новом корпусе, я перелистывал биографию Богдана Хмельницкого и на одной из страниц увидел карандашную пометку на украинском языке «Богдан Хмельницкий — предатель украинского народа».</text:p>
      <text:p text:style-name="P37">Вот на эту пометку я и донёс. Он обрадовался — раз воссоединитель с Россией предателем назван, то это махровый украинский национализм.</text:p>
      <text:p text:style-name="P37">- А страница какая?</text:p>
      <text:p text:style-name="P37">- Ну, где-то посередине.</text:p>
      <text:p text:style-name="P37">Вобщем, изъяли эту книгу, долистались до страницы и на следующем свидании:</text:p>
      <text:p text:style-name="P37">- <text:span text:style-name="T19">А ведь в книге это ты написал.</text:span></text:p>
      <text:p text:style-name="P37">- <text:span text:style-name="T19">Что?!</text:span></text:p>
      <text:p text:style-name="P38">- <text:span text:style-name="T19">Почерк твой — вот что! Лучше сам признайся — зачем?</text:span></text:p>
      <text:p text:style-name="P39">Короче, на пушку берёт, экспертизой стращает.</text:p>
      <text:p text:style-name="P39">Через месяц он мне объяснил, что у меня буква «а» хоть и похожа, но другая. Так ему графолог говорил.</text:p>
      <text:p text:style-name="P39">И, что характерно, не извинился даже.</text:p>
      <text:p text:style-name="P39">Вобщем, я, типа, обиделся и перестал ходить на свидания, сколько бы он ни семафорил.</text:p>
      <text:p text:style-name="P39">А при случайных встречах в городе сводил общение к безразличной незаинтересованности.</text:p>
      <text:p text:style-name="P39">Ему, похоже, дошло, что от такого сексота пользы — как от двух тузов в прикупе на мизер с дырками и — отстал.</text:p>
      <text:p text:style-name="P39">Так в архивах КГБ перестали копиться доносы с моим почерком и подписью «Павел». Но я ни разу в жизни об этом не пожалел — особой любви между нами никогда не было.</text:p>
      <text:p text:style-name="P39"/>
      <text:p text:style-name="P39">Да, но теперь придётся отмотать назад — что это за Славик с Двойкой?</text:p>
      <text:p text:style-name="P39">Они пришли в мою общаговую жизнь на смену Феде с Яковом. Первокурсники.</text:p>
      <text:p text:style-name="P39">Славик из Чернигова поступил на англофак и даже поселился в одной со мною комнате. Он тоже служил в стройбате, правда в привилегированной его прослойке — заведовал завскладом, чмошник, следовательно происходил из семьи достаточно зажиточной для ведения переговоров с командованием части.</text:p>
      <text:p text:style-name="P39">А в стройбат он угодил из-за зрения, которое и прятал за линзами полутёмных очков. Длинный чуб из прямых каштановых волос наискосок покрывал его лоб — от края и до края. Верхнюю губу он не брил, сберегая мягкие женские усики.</text:p>
      <text:p text:style-name="P39">Прошедшему школу стройбата не нужно долго объяснять значение всеобъемлющей мягкости, всепонимания и всепрощения во взгляде сожителя по комнате после недолгой отлучки в Графский парк.</text:p>
      <text:p text:style-name="P40">Стройбатовец найдёт в себе решимость задать прямой вопрос и, после прямого ответа, попросить. В просвещённых кругах это называется «упасть на хвост».</text:p>
      <text:p text:style-name="P40">Дурь сплотила нас и сделала, практически, неразлучными.</text:p>
      <text:p text:style-name="P40">Вспоминается случай зимнего подсоса, когда я прямо среди недели решил смотаться в Конотоп: трёхчасовой электричкой туда, семичасовой обратно. Так Славик со мной поехал, вот до чего преданный друг.</text:p>
      <text:p text:style-name="P40">В Конотопе мы к Ляльке зашли, а тот спросил у меня — помню ли я того фраера питерского?</text:p>
      <text:p text:style-name="P40">Как не помнить, мне ещё ботинки на нём понравились: увесистые такие, коричневые и шнурки толстые. Лялька тогда его покорял широтой размаха жизни провинциального захолустья. Завёл его в свой подвал, где травка до кондиции доходит; мы ещё там курнули — ничего, доходчивая травка.</text:p>
      <text:p text:style-name="P40"><text:soft-page-break/>- Так эта гнида,- говорит Лялька,- на той неделе мой подвал бомбанул. Дверь сломал и всё вынес. Его Серёга Король на вокзале видел с рюкзаком, на ленинградский поезд садился.</text:p>
      <text:p text:style-name="P40">Да, чистая работа: Питер — культурная столица.</text:p>
      <text:p text:style-name="P40">Вобщем, Лялька пару головой уделил, но с предупреждением, что качество ещё не проверял. Я, на всякий, ещё на Декабристов 13 заскочил, на чердаке в сарае одну-две веточки нашёл.</text:p>
      <text:p text:style-name="P24">На обратной электричке совсем невтерпёж стало, я из лялькиной в тамбуре косяк забил, пока Славик вокруг меня <text:s text:c="2"/>ширму в меховой шапке изображал. <text:span text:style-name="T20">Выкурили, в вагон зашли сели напротив друг друга.</text:span></text:p>
      <text:p text:style-name="P25">Он на меня смотрит, я на него. В надежде, так сказать, может это меня просто ещё цапанýть не успело?</text:p>
      <text:p text:style-name="P25">Но всё это туфта. Если начинаешь такие надежды строить, значит в дряни дозы не больше, чем в кухонном венике.</text:p>
      <text:p text:style-name="P25">В Нежин приехали поздно. Подавленные такие, обезнадёженные. Пока до общаги доехали совсем поздно стало. Но, на всякий, прошли к Старому корпусу.</text:p>
      <text:p text:style-name="P25">Безлюдье. Ночь. Зима.</text:p>
      <text:p text:style-name="P25">Я из чердачной забил. Затяжку сделал. Славик рядом стоит, но сдерживается.</text:p>
      <text:p text:style-name="P25">Я ещё раз затянулся и сказал:</text:p>
      <text:p text:style-name="P25">- Славик (...а от мраморной дощечки на углу Старого корпуса с надписью «Здесь учился Н. В. Гоголь...» мне мои же слова эхом возвращаются...), мы не зря сегодня загнали трёх лошадей.</text:p>
      <text:p text:style-name="P25">И передал косяк в его вожделеющие пальцы.</text:p>
      <text:p text:style-name="P25"/>
      <text:p text:style-name="P25">Ну, а Двойка из Бахмача, вообще-то был Сашей. Я его сперва «Двоечником» назвал, но потом укоротилось до «Двойки».</text:p>
      <text:p text:style-name="P25">Он же дал мне кличку «Ахуля», от моего излюбленного словосочетания «А хули!»</text:p>
      <text:p text:style-name="P25"><text:s/>И даже не из Бахмача он, а из села, что к Бахмачу примыкает. Вот он и строил из себя наивное дитё природы, сельского хлопца, типа, «ми люди з села, темнi, нам аби грошi та харчi хорошi».</text:p>
      <text:p text:style-name="P26">Родители его не слабо харчевали, каждый выходной собирали в дорогу добрячую «торбу». Так что здоровый получился детинушка.</text:p>
      <text:p text:style-name="P26">Суть человека лучше всего проявляется в его способе смеяться. </text:p>
      <text:p text:style-name="P26">У Двойки он таков: запрокинет широкое лицо и отрывисто всхикнет своим характерным <text:s/>смешком, при этом <text:s/>плотно зажмурит глаза, чтоб потом чуть раздвинуть веки и, через узкие прощелки, <text:s/>булавочными зрачками остро обшарить обстановку: что тут и как.</text:p>
      <text:p text:style-name="P26">Учился он на филфаке и, следовательно, жил на втором этаже общаги. Тоже был хвостопад, но главное не в этом.</text:p>
      <text:p text:style-name="P26">Главный фактор, что сделал нас троицей «не-разлей-вода», это — преферанс.</text:p>
      <text:p text:style-name="P26">Отличная игра, если вникнуть. <text:span text:style-name="T21">Покер, храп, кинг или его уменьшенная модификация, ералаш — <text:s/>это игры для актёров. Преферанс — интеллектуальная игра разума.</text:span></text:p>
      <text:p text:style-name="P27">Просто мне в него катастрофически не везло.</text:p>
      <text:p text:style-name="P27">Я пытался зауздать и объездить фортуну и потому отчаянно рисковал. «Сизые» мизерá являлись визитной карточкой Ахули.</text:p>
      <text:p text:style-name="P27">Отчётливо сознавая, что после кражи малиновой скатерти рыжего дембеля удача от меня отвернулась, я пытался во что бы то ни стало переломить такой status quo <text:s/>и снова поймать её за чуб. </text:p>
      <text:p text:style-name="P27">В результате, получив две-три взятки, а то и «паровоз» на «сизом» мизере, безучастно и вяло досиживал до конца расписываемого «сороковничка».</text:p>
      <text:p text:style-name="P27">Мне платили студенческую стипендию в размере 45 руб. Почти каждый выходной моя мать давала мне десятку перед отъездом в Нежин.</text:p>
      <text:p text:style-name="P27">Всё уходило на карточные долги, ну, ещё на столовую. </text:p>
      <text:p text:style-name="P27">Ни о каких «довгих» с сухим вином не могло быть и речи. <text:s/>Я перешёл на здоровый образ <text:soft-page-break/>трезвой жизни, хотя постоянное безденежье заколёбывало.</text:p>
      <text:p text:style-name="P27">Причём Двойка со Славиком играли «на лапу», то есть сговорившись, а это значит — забудь надежду о том, что у тебя сыграет второй король, или третья дама. Играя «на лапу», двое в 50% случаев оставят одного без взятки, или без виста. Таков закон — суровый, но справедливый: в картишки нет братишки, <text:span text:style-name="T22">среди друзей хлебальником не щёлкай.</text:span></text:p>
      <text:p text:style-name="P27"/>
      <text:p text:style-name="P28">Конечно, тебе ни к чему разбираться во всей этой преф-терминологии. Но для примера достаточно представить пару карманников работающих в маршрутке; один держит жертву за руки, второй обшаривает карманы, вытаскивает деньги.</text:p>
      <text:p text:style-name="P28">Разница лишь в том, что ты больше в одну маршрутку с ними не сядешь, а в преферансе ты назавтра придёшь к ним и скажешь:</text:p>
      <text:p text:style-name="P28">-Ну, чё распишем пульку?</text:p>
      <text:p text:style-name="P28">Об их сговоре мне напрямую было сказано годы спустя после окончания института.</text:p>
      <text:p text:style-name="P28">Разумеется, я примечал их «педальную систему» из почёсывания брови и дёрганья себя за мочку уха под видом рефлекторных телодвижений организма, но мне было наплевать. Я должен был укротить фортуну даже при столь неблагоприятных обстоятельствах — двое на одного.</text:p>
      <text:p text:style-name="P28">Зная, что в 72-й «играют», к нам приходили преферансисты и с других факультетов. С теми у меня сохранялся примерный паритет. Мог бы оставаться и в выигрыше, не будь так падок на ненадёжные — «сизые» — мизерá.</text:p>
      <text:p text:style-name="P28"/>
      <text:p text:style-name="P28">Помимо партнёрства в карты Двойка стал источником полезных знакомств. </text:p>
      <text:p text:style-name="P28">Симпатичные воспитанные «голубые» из местных пару раз приходили в нашу комнату.</text:p>
      <text:p text:style-name="P28">Один рассказывал «голубые» анекдоты:</text:p>
      <text:p text:style-name="P28">- Палучи, фашист праклятый, гранату ат савецкава гомосексуалиста!</text:p>
      <text:p text:style-name="P28">Он смешно, очень точно передавал «голубые» интонации.</text:p>
      <text:p text:style-name="P28">А доктор Гриша рассказывал как, отдыхая на пляже Золотые Пески в Болгарии, он закрывал обзор англичанину, который купался в море, пока его партнёр крал <text:span text:style-name="T23">солидные часы из-под шмоток англичанина.</text:span></text:p>
      <text:p text:style-name="P29">Мы снова смеялись.</text:p>
      <text:p text:style-name="P29">Нет, Двойка не был «голубым». Я вообще ни одного «голубого» в институте не встретил. В чём смысл? Поступить и оказаться в группе из одних девушек?</text:p>
      <text:p text:style-name="P29">Так что они просто промелькнули, как весёлый эпизод.</text:p>
      <text:p text:style-name="P29">Но доктор Гриша оказался полезным. Один раз он сделал мне больничный аж на двенадцать дней; написал в диагнозе какой-то бронхитис.</text:p>
      <text:p text:style-name="P29">Такой милый мужчинка, волосы очень красивые, даже слово «причёска» не подойдёт, лучше сказать — волнистая шевелюра.</text:p>
      <text:p text:style-name="P29">Лицо приятное, только рост небольшой. Зато большой коричневый мягкий портфель и походка от бедра, а ниже пояса — шарнирная.</text:p>
      <text:p text:style-name="P29">С ним у меня были вполне дружеские отношения, несмотря на разность ориентации. Не то, что с Тугриком. Кстати, Гриша тоже был женат и имел двух детей; мальчиков.</text:p>
      <text:p text:style-name="P29">А больничный на три дня, за острое респираторное заболевание, ОРЗ, я мог и без Гриши получать.</text:p>
      <text:p text:style-name="P29">Позади Старого корпуса стояло одноэтажное зданьице — институтский медпункт. Перед занятиями приходишь, тебе дают градусник и, если есть температура, получи ОРЗ и гуляй три дня. Только нужно ещё зайти в свою группу и предупредить старосту, чтобы в журнале пометки «absent» не писала, всё равно через три дня справку принесу.</text:p>
      <text:p text:style-name="P29">Двойка, как специалист биологии рассказал, что при напряжении мышц температура вокруг них повышается. А подмышкой мышцы есть. Я как градусник туда поставлю, начинаю их сокращать и расслаблять под одеждой, пока старшая медсестра по прозвищу Пилюля не скажет:</text:p>
      <text:p text:style-name="P29"><text:soft-page-break/>-Хватит уже.</text:p>
      <text:p text:style-name="P29">Я нагонял не меньше 37.3. Пилюля всё удивлялась отчего я так часто хвораю, или иммунитета нет?</text:p>
      <text:p text:style-name="P30"><text:span text:style-name="T24">Впоследствии она</text:span> разозлилась и стала мне по два градусника выдавать. <text:span text:style-name="T24">Так разница составляла всего одну десятую: 37.3 и 37.2 <text:s text:c="2"/>— <text:s/>всё равно ОРЗ.</text:span></text:p>
      <text:p text:style-name="P31">И тогда Пилюля озверела:</text:p>
      <text:p text:style-name="P31">- Хватит! Раз так — вот тебе направление, иди ложись в городскую больницу.</text:p>
      <text:p text:style-name="P31">Но и я не пошёл на попятную, отправился в больницу и пролежал там полторы недели; ни за что, фактически.</text:p>
      <text:p text:style-name="P31"/>
      <text:p text:style-name="P32">При всём при этом, не нужно сбрасывать со счетов и моё основное занятие — учёбу.</text:p>
      <text:p text:style-name="P32">Я отсиживал практические занятия, иногда посещал общие лекции, сдавал зачёты и экзамены.</text:p>
      <text:p text:style-name="P32">И кроме того я занимался самообразованием. </text:p>
      <text:p text:style-name="P32">На втором курсе мне посчастливилось встретить «Конармию» и Одесские рассказы» Ивана Бабеля. Он убедил меня: что и после революции в России остались писатели, а не одни Гайдары-Зощенки-<text:span text:style-name="T25">Шолох</text:span>овы.</text:p>
      <text:p text:style-name="P33">На третьем, в институтской читалке я обнаружил журналы с «Мастером и Маргаритой» Булгакова. Он меня потряс.</text:p>
      <text:p text:style-name="P33">На четвёртом курсе нескончаемые, как течение Нила, «Иосиф и его братья» ходили со мной на лекции.</text:p>
      <text:p text:style-name="P33">И это не считая обычного чтива, что, не имея отношения <text:s/>к моему образованию, просто заполняло время.</text:p>
      <text:p text:style-name="P33">Скажем, прошёл по общаге слушок: Ефремов! «Таис Афинская»! Потолок! Вершина и предел мечтаний!</text:p>
      <text:p text:style-name="P33">Илюша Липес дал мне эту гетеру на два дня; пришлось даже, когда отключат в комнатах свет, выходить в коридор и читать под светильником у <text:span text:style-name="T26">окна и</text:span> двере<text:span text:style-name="T26">й</text:span> в умывальник и мужской туалет. Запахнувшись в чёрный кожух и с голыми ногами, потому что лень одеваться, <text:span text:style-name="T26">если перед этим лежал под одеялом койки. А что такого? На пляже не бывали?</text:span></text:p>
      <text:p text:style-name="P34">Но при всём уважении к Илюше, это не литература, а иллюстрация к учебнику «История древнего мира» за пятый класс средней школы. Я там такие же цветные картинки видел на всю страницу — рабы Египта тащат к пирамиде каменные блоки по песку. Красочно, конечно, но лубки и литература не одно и то же.</text:p>
      <text:p text:style-name="P34">Вот только наперёд не знаешь: где найдёшь, где потеряешь. Когда я там у тёмного замёрзшего окна читал описание древнего ритуального празднества, по ходу которого <text:span text:style-name="T27">бегали средь ночи нагишом, <text:s/>у меня опять случилось видение.</text:span></text:p>
      <text:p text:style-name="P35">Всего на секунду, <text:span text:style-name="T28">но</text:span> я оказался в тёмной греческой ночи и бежал совершенно нагой под чёрными деревьями и большими влажными звёздами.</text:p>
      <text:p text:style-name="P35">Но тут же — щёлк! <text:s/>— и <text:s/>снова в кожухе на стуле под лампой дневного света и серый бетонный пол уходит во мглу коридора спящей общаги, но я всё ещё отчётливо помню те два шага-прыжка за ту долю секунды, а кожа всё ещё ощущает холодок от бега в ночи далёкого прошлого.</text:p>
      <text:p text:style-name="P35">Ну? Что тут будешь делать? А делай как все — отмахнись, забудь и <text:s/>живи дальше.</text:p>
      <text:p text:style-name="P35">Но книжка сама по себе всё равно — нудятина.</text:p>
      <text:p text:style-name="P35"/>
      <text:p text:style-name="P35">Точно также и лекции: теорграмматика, теорфонетика, научный коммунизм, эстетика...</text:p>
      <text:p text:style-name="P36">Хотя лекторов я, отчасти, даже и понимаю; им ведь и самим пришлось всё эту херню заучивать. Теперь, на основании перенесённых мук, на нас, студентах, вымещают неудовлетворённость несправедливым устройством жизни.</text:p>
      <text:p text:style-name="P49"><text:tab/><text:tab/><text:tab/><text:span text:style-name="T28">Приходи ко мне в перинхму,</text:span></text:p>
      <text:p text:style-name="P36"><text:span text:style-name="T7"><text:tab/><text:tab/><text:tab/></text:span><text:span text:style-name="T9">Позиготимся чуток..</text:span><text:span text:style-name="T28">.</text:span></text:p>
      <text:p text:style-name="P43"><text:soft-page-break/>По настоящему, мне всего одна лекция понравилась теоретическая... грамматика?.. фонетика?.. вобщем, Скнар нам её читал. Фамилия у него такая, а сам неплохой мужик. Когда я в горбольницу ложился, он мне «Тихого американца» дал с собою, на английском языке. </text:p>
      <text:p text:style-name="P43">В одиночку мне б там трудно пришлось — сосед по палате до того громко храпел, что аж оконные занавески <text:span text:style-name="T28">пузыри</text:span>лись.</text:p>
      <text:p text:style-name="P44">Перед лекцией на выходной я в Конотопе зашёл к Ляльке. Него дома не было, только брат, Рабентус. Он меня подогрел.</text:p>
      <text:p text:style-name="P44">Такой травы я ещё не видал. Типа, тонкие сухие скелетики веточек. И такого прихода, как от неё, тоже ещё никогда не получал.</text:p>
      <text:p text:style-name="P44">На Рабентуса смотрю как через линзу: вверху и внизу узко, а середина растянута. Он приметил, что у меня таскалово зашкаливает, посоветовал лицо из-под крана ополоснуть. Без толку.</text:p>
      <text:p text:style-name="P44">Но помню, что надо в Нежин ехать. По дороге на вокзал ещё к Игорю Рекуну зашёл, на проспекте Мира. Мамаша его:</text:p>
      <text:p text:style-name="P44">- Как приятно познакомиться! Садитесь, покушайте на дорожку.</text:p>
      <text:p text:style-name="P44">А я сидеть не могу; меня туда-сюда таскает — из гостиной на балкон, с балкона в гостиную. Я Игорька попросил пусть бумагу найдёт и пишет чего скажу. Типа, там</text:p>
      <text:p text:style-name="P44"><text:tab/><text:tab/><text:tab/><text:span text:style-name="T7">Мир — обезглавленный небом.</text:span>..</text:p>
      <text:p text:style-name="P44">потом ещё</text:p>
      <text:p text:style-name="P44"><text:tab/><text:tab/><text:tab/><text:span text:style-name="T7">Ватные тучи лезут и трутся об мозг сквозь череп.</text:span>..</text:p>
      <text:p text:style-name="P45">всякая сюрреалистическая хренотень; не то меня в конец накрыло б.</text:p>
      <text:p text:style-name="P45">Вобщем, только уже в электричке, между станциями Плиски и Круты, у меня отходняк пошёл.</text:p>
      <text:p text:style-name="P45">А те психоделические лоскутья Жомнир потом в факультетской газете поместил, рядом с Translator'ом, до того ему понравилось.</text:p>
      <text:p text:style-name="P45">Но речь не об этом, а про лекцию Скнара.</text:p>
      <text:p text:style-name="P45">Мне ж тогда Рабентус на пару косяков уделил. Так я, зная какая это термоядерная дурь, уже не злоупотреблял, проявлял умеренность.</text:p>
      <text:p text:style-name="P45">И вот в такой, умеренном до тихого, состоянии зашёл я на лекцию, а то до общаги идти далеко показалось.</text:p>
      <text:p text:style-name="P45">Сидим, значит, а Скнар читает из-за кафедры.</text:p>
      <text:p text:style-name="P45">Я смотрю — хорошая какая кафедра! Фанера жёлтая, вся полированная.</text:p>
      <text:p text:style-name="P45">Потом вдруг не понял — что за дела? Скнар зачем-то на латынь перешёл. Прислушиваюсь: точно — латынь! Причём шпарит покруче Люпуса, но так распевно как-то, и глаза вверх устремил, типа, к тебе взываю de profundis!</text:p>
      <text:p text:style-name="P45">Я насторожился — Скнар, или не Скнар?</text:p>
      <text:p text:style-name="P45">Присматриваюсь, а от Скнара там один только бюст остался. Серьёзно, на жёлтой кафедру стоит бюст Скнара, без рук даже — одни плечи. Но голова говорить продолжает.</text:p>
      <text:p text:style-name="P45">А на верхней губе у него ямочка, и вот стала она углубляться, темнеть и превращаться в усики <text:span text:style-name="T29">Адольфа Гитлера.</text:span></text:p>
      <text:p text:style-name="P46">Ну, ни хрена себе! В советском вузе бюст Гитлера лекцию читает, причём на латыни!</text:p>
      <text:p text:style-name="P46">Так что без Скнара я <text:s/>б и поныне думал, что если лекция, то обязательно туфта. Стереотипы, они очень привязчивы.</text:p>
      <text:p text:style-name="P46"/>
      <text:p text:style-name="P46">А у Жомнира я на дому учился.</text:p>
      <text:p text:style-name="P46">Как очередной рассказ переведу, приношу к нему домой и он его целый вечер драконит — тут не то, там не так.</text:p>
      <text:p text:style-name="P46">Да я и без него чувствовал, что фраза «лорд впав на рейки» <text:s/>— не то; но почему? И как по другому сказать?</text:p>
      <text:p text:style-name="P46">- А то вже твоя справа. Шукай.</text:p>
      <text:p text:style-name="P46">- Может так: «лорд жвакнувся на рельси»?</text:p>
      <text:p text:style-name="P46"><text:soft-page-break/>- Нi! Це вже перебор.</text:p>
      <text:p text:style-name="P46">Угодить ему невозможно, всегда найдёт к чему придраться. И потому работа с Жомниром стала хорошей школой не сдаваться.</text:p>
      <text:p text:style-name="P46">После тисков украинской «мови» тянуло расслабиться. <text:s/>Я попросил у Жоры Ильченко одну из книг, что он прикупил в Индии и начал переводить её на русский.</text:p>
      <text:p text:style-name="P46">Не толстая такая книжица, страниц на двести; автор Питер Бенчли, писатель в третьем поколении, то есть и дед , и папа занимались тем же ремеслом. Название — «Челюсти», про акулу-людоедку.</text:p>
      <text:p text:style-name="P46">Профессиональный винегрет, всего понемногу — откушенные конечности, любовная линия, шериф, мафия проездом.</text:p>
      <text:p text:style-name="P46">Правда, заключительная сцена гибели акулы без зазрения совести списана из «Моби Дика», но кто теперь читает Мелвилла?</text:p>
      <text:p text:style-name="P46">Я исписал несколько общих тетрадок. Закончил зимой в Конотопе. Значит это была ночь с субботы на воскресенье, или зимние каникулы.</text:p>
      <text:p text:style-name="P47">Часы на стене кухни показывали далеко заполночь, последнюю точку я намалевал на полстраницы <text:span text:style-name="T29">— </text:span>хотел извести пасту в ручке, но она так и не кончилась.</text:p>
      <text:p text:style-name="P47">Я выключил свет и лёг на диване в гостиной. За двумя большими окнами стояла какая-то белесая ночь, наверное, снег отсвечивал. И мне казалось, что она, эта ночь, как-то аж налегла на стёкла окон, вот-вот вломится. Пришлось поскорее заснуть — никогда не любил ужастики.</text:p>
      <text:p text:style-name="P47">А тетрадки те моя сеста Наташа потом дала кому-то почитать и они бесследно ушли по рукам.</text:p>
      <text:p text:style-name="P47"/>
      <text:p text:style-name="P47">Всё это хорошо, но когда же о главном?</text:p>
      <text:p text:style-name="P47">Ира.</text:p>
      <text:p text:style-name="P47">Мои отношения с ней в тот период можно передать одним словом — мýка.</text:p>
      <text:p text:style-name="P47">Если хорошенько поднапрячься, то можно и пару слов подобрать — мýка мученическая.</text:p>
      <text:p text:style-name="P47">Начать с того, что возобновление с ней отношений в Нежине оказалось непростым делом.</text:p>
      <text:p text:style-name="P47">Зачем возобновлять?</text:p>
      <text:p text:style-name="P47">Так ведь я ж был влюблён! С первого взгляда на той тропе через мокрые кукурузные стебли.</text:p>
      <text:p text:style-name="P47">И не следует забывать, что по своей натуре я — однолюб. Раз уж влюбился, то разлюбливать, перелюбливать уже не по мне.</text:p>
      <text:p text:style-name="P47">Недаром из крылатых выражений отец мой чаще всего повторял, что моя лень-матушка раньше меня родилась.</text:p>
      <text:p text:style-name="P47">К тому же, Нежин подтвердил правильность моей влюблённости — при всей многоликости, многоногости, многобёдрости, многогрудости выбора — ей не было равных.</text:p>
      <text:p text:style-name="P48">Начиная с одежды — в эпоху дефицита она умудрялась выглядеть по-европейски, как в фильмах итало-франко-германского производства.</text:p>
      <text:p text:style-name="P48">Переходя к белью — я в жизни ещё не видел столь утончённо женского белья.</text:p>
      <text:p text:style-name="P48">Обращаясь к самому важному — к телу.</text:p>
      <text:p text:style-name="P48">Такие тела как у неё я видел только в ванной на Объекте, сидя рядом с огнём пылающим в титане, когда рассматривал изваяния богинь, дриад и нимф Эллады на чёрно-белых иллюстрациях в книге «Легенды и мифы Древней Греции».</text:p>
      <text:p text:style-name="P48">А вот походка у неё современно немецкая — размашисто широкий шаг, решительный взмах рук.</text:p>
      <text:p text:style-name="P48">Круглое лицо, высокие скулы, нос с крохотной горбинкой, широкие, но не вывернутые губы, правильный подбородок; волосы — идеальной длины, причёска — моей излюбленной формы.</text:p>
      <text:p text:style-name="P48">Я любил смотреть как она приближается своим решительным шагом по улице ведущей к Старому корпусу, а в далёком круге её лица из нерезких, как на полной луне, разводов начинают проступать черты Иры.</text:p>
      <text:p text:style-name="P48">Но это не сразу.</text:p>
      <text:p text:style-name="P48">Поначалу она верила зловещим предсказаниям Оли и даже Вера, которая так рьяно готовила нам <text:soft-page-break/>ложе для плотских утех и пролития в Большевике потоков сладострастья, неопределённо пожимала плечами — про него такое рассказывают!</text:p>
      <text:p text:style-name="P48">Так что первые наши встречи в Нежине не слишком обнадёживали и у меня даже закралось сомнение, что случившееся в Большевике не более, чем «колхозный» роман, в котором дочь преподавательницы попросту использовала меня.</text:p>
      <text:p text:style-name="P45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29T10:56:43.071121381</dc:date>
    <dc:creator>sehrguey </dc:creator>
    <meta:editing-duration>PT6H24M52S</meta:editing-duration>
    <meta:editing-cycles>48</meta:editing-cycles>
    <meta:generator>LibreOffice/4.3.3.2$Linux_x86 LibreOffice_project/430m0$Build-2</meta:generator>
    <meta:document-statistic meta:table-count="0" meta:image-count="0" meta:object-count="0" meta:page-count="15" meta:paragraph-count="394" meta:word-count="6718" meta:character-count="42134" meta:non-whitespace-character-count="35584"/>
  </office:meta>
</office:document-meta>
</file>